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799cm" style:rel-column-width="10791*"/>
    </style:style>
    <style:style style:name="Table2.B" style:family="table-column">
      <style:table-column-properties style:column-width="1.785cm" style:rel-column-width="6881*"/>
    </style:style>
    <style:style style:name="Table2.C" style:family="table-column">
      <style:table-column-properties style:column-width="6.645cm" style:rel-column-width="25614*"/>
    </style:style>
    <style:style style:name="Table2.D" style:family="table-column">
      <style:table-column-properties style:column-width="5.771cm" style:rel-column-width="22249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376cm" style:rel-column-width="9161*"/>
    </style:style>
    <style:style style:name="Table1.B" style:family="table-column">
      <style:table-column-properties style:column-width="3.567cm" style:rel-column-width="13748*"/>
    </style:style>
    <style:style style:name="Table1.C" style:family="table-column">
      <style:table-column-properties style:column-width="2.988cm" style:rel-column-width="11520*"/>
    </style:style>
    <style:style style:name="Table1.D" style:family="table-column">
      <style:table-column-properties style:column-width="8.07cm" style:rel-column-width="3110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28pt" style:font-size-asian="28pt" style:font-size-complex="28pt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style:text-line-through-style="solid" style:font-size-asian="10.5pt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qy command line interface</text:p>
      <text:p text:style-name="Standard"/>
      <text:p text:style-name="Standard">The command line tool reqy aids maintaining and getting information about the requirement repository.</text:p>
      <text:h text:style-name="Heading_20_1" text:outline-level="1"><text:bookmark-start text:name="__RefHeading__340_936813343"/>Change history<text:bookmark-end text:name="__RefHeading__340_936813343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">Date</text:p>
          </table:table-cell>
          <table:table-cell table:style-name="Table2.A1" office:value-type="string">
            <text:p text:style-name="P4">Name</text:p>
          </table:table-cell>
          <table:table-cell table:style-name="Table2.A1" office:value-type="string">
            <text:p text:style-name="P4">Description</text:p>
          </table:table-cell>
          <table:table-cell table:style-name="Table2.D1" office:value-type="string">
            <text:p text:style-name="P4">Reason</text:p>
          </table:table-cell>
        </table:table-row>
        <table:table-row>
          <table:table-cell table:style-name="Table2.A2" office:value-type="string">
            <text:p text:style-name="Table_20_Contents">2012-06-26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Removed search capability </text:p>
          </table:table-cell>
          <table:table-cell table:style-name="Table2.D2" office:value-type="string">
            <text:p text:style-name="Table_20_Contents">Requirement rejected</text:p>
          </table:table-cell>
        </table:table-row>
        <table:table-row>
          <table:table-cell table:style-name="Table2.A2" office:value-type="string">
            <text:p text:style-name="Table_20_Contents">2012-07-03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'edit' mode redefined to only allow editing, and mode 'new' added</text:p>
          </table:table-cell>
          <table:table-cell table:style-name="Table2.D2" office:value-type="string">
            <text:p text:style-name="Table_20_Contents">Old edit mode would make inadvertent creating new req's because of typos too easy</text:p>
          </table:table-cell>
        </table:table-row>
        <table:table-row>
          <table:table-cell table:style-name="Table2.A2" office:value-type="string">
            <text:p text:style-name="Table_20_Contents">2012-07-09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Removed check mode</text:p>
          </table:table-cell>
          <table:table-cell table:style-name="Table2.D2" office:value-type="string">
            <text:p text:style-name="Table_20_Contents">Done automatically on tree load</text:p>
          </table:table-cell>
        </table:table-row>
        <table:table-row>
          <table:table-cell table:style-name="Table2.A2" office:value-type="string">
            <text:p text:style-name="Table_20_Contents">2012-07-09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Added find mode to list requirements or packages that either have or lack links to a directory or file</text:p>
          </table:table-cell>
          <table:table-cell table:style-name="Table2.D2" office:value-type="string">
            <text:p text:style-name="Table_20_Contents">Generic way to see what requirements reference what documents, stakeholders or other requirements</text:p>
          </table:table-cell>
        </table:table-row>
        <table:table-row>
          <table:table-cell table:style-name="Table2.A2" office:value-type="string">
            <text:p text:style-name="Table_20_Contents">2012-07-11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Added build mode</text:p>
          </table:table-cell>
          <table:table-cell table:style-name="Table2.D2" office:value-type="string">
            <text:p text:style-name="Table_20_Contents">Generate artifacts from repository</text:p>
          </table:table-cell>
        </table:table-row>
        <table:table-row>
          <table:table-cell table:style-name="Table2.A2" office:value-type="string">
            <text:p text:style-name="Table_20_Contents">2012-07-11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Moved 'setup' to 'new repository'</text:p>
          </table:table-cell>
          <table:table-cell table:style-name="Table2.D2" office:value-type="string">
            <text:p text:style-name="Table_20_Contents">Makes more sense</text:p>
          </table:table-cell>
        </table:table-row>
        <table:table-row>
          <table:table-cell table:style-name="Table2.A2" office:value-type="string">
            <text:p text:style-name="Table_20_Contents">2012-07-11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Added report mode</text:p>
          </table:table-cell>
          <table:table-cell table:style-name="Table2.D2" office:value-type="string">
            <text:p text:style-name="Table_20_Contents">Used to run reports</text:p>
          </table:table-cell>
        </table:table-row>
        <table:table-row>
          <table:table-cell table:style-name="Table2.A2" office:value-type="string">
            <text:p text:style-name="Table_20_Contents">2012-07-11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Replaced find mode with dependency</text:p>
          </table:table-cell>
          <table:table-cell table:style-name="Table2.D2" office:value-type="string">
            <text:p text:style-name="Table_20_Contents">Find didn't make sense, dependency gets to the hart of the matter, impact analysis</text:p>
          </table:table-cell>
        </table:table-row>
        <table:table-row>
          <table:table-cell table:style-name="Table2.A2" office:value-type="string">
            <text:p text:style-name="Table_20_Contents">2012-07-11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Removed edit mode</text:p>
          </table:table-cell>
          <table:table-cell table:style-name="Table2.D2" office:value-type="string">
            <text:p text:style-name="Table_20_Contents">All it did was open a text editor and then do an impact analysis, better work flow if can edit files and do impact analysis when want</text:p>
          </table:table-cell>
        </table:table-row>
      </table:table>
      <text:p text:style-name="Standard"/>
      <text:h text:style-name="Heading_20_1" text:outline-level="1"><text:bookmark-start text:name="__RefHeading__342_936813343"/>Table of contents<text:bookmark-end text:name="__RefHeading__342_936813343"/></text:h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"><text:a xlink:type="simple" xlink:href="#__RefHeading__340_936813343" text:style-name="Index_20_Link" text:visited-style-name="Index_20_Link"><text:s/>1 Change history<text:tab/>1</text:a></text:p>
          <text:p text:style-name="P6"><text:a xlink:type="simple" xlink:href="#__RefHeading__342_936813343" text:style-name="Index_20_Link" text:visited-style-name="Index_20_Link"><text:s/>2 Table of contents<text:tab/>1</text:a></text:p>
          <text:p text:style-name="P6"><text:a xlink:type="simple" xlink:href="#__RefHeading__344_936813343" text:style-name="Index_20_Link" text:visited-style-name="Index_20_Link"><text:s/>3 Syntax<text:tab/>1</text:a></text:p>
          <text:p text:style-name="P6"><text:a xlink:type="simple" xlink:href="#__RefHeading__382_190755967" text:style-name="Index_20_Link" text:visited-style-name="Index_20_Link"><text:s/>4 Repository checks<text:tab/>2</text:a></text:p>
        </text:index-body>
      </text:table-of-content>
      <text:p text:style-name="Text_20_body"/>
      <text:h text:style-name="Heading_20_1" text:outline-level="1"><text:bookmark-start text:name="__RefHeading__344_936813343"/>Syntax<text:bookmark-end text:name="__RefHeading__344_936813343"/></text:h>
      <text:p text:style-name="P3">reqy [mode] [action] &lt;action arguments&gt;</text:p>
      <text:p text:style-name="Standard"/>
      <text:p text:style-name="Standard">The modes help organize the available actions. A mode may have a default action that will be run if <text:soft-page-break/>only the mode is selected. The actions specify what to do and may accept arguments.Reqy needs to be run from the repository root directory or a sub directory of the root, all file and directory paths must be relative to the repository root directory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Mode</text:p>
          </table:table-cell>
          <table:table-cell table:style-name="Table1.A1" office:value-type="string">
            <text:p text:style-name="P4">Action</text:p>
          </table:table-cell>
          <table:table-cell table:style-name="Table1.A1" office:value-type="string">
            <text:p text:style-name="P4">Arguments</text:p>
          </table:table-cell>
          <table:table-cell table:style-name="Table1.D1" office:value-type="string">
            <text:p text:style-name="P4">Description</text:p>
          </table:table-cell>
        </table:table-row>
        <table:table-row>
          <table:table-cell table:style-name="Table1.A2" office:value-type="string">
            <text:p text:style-name="Table_20_Contents">dependency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Generate list of requirements that either have or lack a link to the directory or fil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to <text:span text:style-name="T1">or</text:span><text:span text:style-name="T2"> from</text:span></text:p>
            <text:p text:style-name="Table_20_Contents"/>
          </table:table-cell>
          <table:table-cell table:style-name="Table1.A2" office:value-type="string">
            <text:p text:style-name="Table_20_Contents">&lt;directory <text:span text:style-name="T1">or</text:span> file&gt;</text:p>
          </table:table-cell>
          <table:table-cell table:style-name="Table1.D2" office:value-type="string">
            <text:p text:style-name="Table_20_Contents">List documents that either have a dependency to or from the file or directory. Useful for seeing which documents do not have a design yet or which requirements reference a given use case. Assumes documents are grouped by sensible directories for the output to helpful.</text:p>
          </table:table-cell>
        </table:table-row>
        <table:table-row>
          <table:table-cell table:style-name="Table1.A2" office:value-type="string">
            <text:p text:style-name="Table_20_Contents">new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On save do impact analysis and list other files that may be affected/need updating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ackage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Create new using templat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requirement(or req)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Create new using templat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takeholder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Create new using templat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glossary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Create new using templat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repository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Create new repository</text:p>
          </table:table-cell>
        </table:table-row>
        <table:table-row>
          <table:table-cell table:style-name="Table1.A2" office:value-type="string">
            <text:p text:style-name="Table_20_Contents">buil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&lt;directory&gt;</text:p>
          </table:table-cell>
          <table:table-cell table:style-name="Table1.D2" office:value-type="string">
            <text:p text:style-name="Table_20_Contents">Generate project artifacts</text:p>
          </table:table-cell>
        </table:table-row>
        <table:table-row>
          <table:table-cell table:style-name="Table1.A2" office:value-type="string">
            <text:p text:style-name="Table_20_Contents">repor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Run report</text:p>
          </table:table-cell>
        </table:table-row>
      </table:table>
      <text:h text:style-name="Heading_20_1" text:outline-level="1"><text:bookmark-start text:name="__RefHeading__382_190755967"/>Repository checks<text:bookmark-end text:name="__RefHeading__382_190755967"/></text:h>
      <text:p text:style-name="Standard">On run the tool must first check the repository is in a workable state, therefore the following checks must be done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Check</text:p>
          </table:table-cell>
          <table:table-cell table:style-name="Table3.B1" office:value-type="string">
            <text:p text:style-name="P4">Description</text:p>
          </table:table-cell>
        </table:table-row>
        <table:table-row>
          <table:table-cell table:style-name="Table3.A2" office:value-type="string">
            <text:p text:style-name="Table_20_Contents">Syntax</text:p>
          </table:table-cell>
          <table:table-cell table:style-name="Table3.B2" office:value-type="string">
            <text:p text:style-name="Table_20_Contents">All configuration files must be verified to be syntactically correct, dependency links are valid (referenced files exist) and no cyclical dependencies (see below), exit on any errors.</text:p>
          </table:table-cell>
        </table:table-row>
        <table:table-row>
          <table:table-cell table:style-name="Table3.A2" office:value-type="string">
            <text:p text:style-name="Table_20_Contents">Cyclical dependency</text:p>
          </table:table-cell>
          <table:table-cell table:style-name="Table3.B2" office:value-type="string">
            <text:p text:style-name="Table_20_Contents">Verify that there are no requirements or requirement packages that indirectly depend upon them selves. E.g. A depends on B and B depends on 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Project: Reqy</text:p>
      </style:header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5T17:07:20</meta:creation-date>
    <meta:generator>LibreOffice/3.5$Linux_x86 LibreOffice_project/350m1$Build-2</meta:generator>
    <dc:date>2012-07-11T21:36:03</dc:date>
    <meta:editing-duration>PT3H34M16S</meta:editing-duration>
    <meta:editing-cycles>14</meta:editing-cycles>
    <meta:document-statistic meta:table-count="3" meta:image-count="0" meta:object-count="0" meta:page-count="2" meta:paragraph-count="93" meta:word-count="484" meta:character-count="2888" meta:non-whitespace-character-count="2542"/>
  </office:meta>
</office:document-meta>
</file>